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paragraph-rsid="0008d83b"/>
    </style:style>
    <style:style style:name="P2" style:family="paragraph" style:parent-style-name="Standard">
      <style:text-properties officeooo:paragraph-rsid="00092349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T3" style:family="text">
      <style:text-properties fo:font-variant="normal" fo:text-transform="none" fo:color="#333333" fo:letter-spacing="normal" style:font-name-asian="arial" style:font-size-asian="10.5pt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9"/>离婚协议书</text:p>
      <text:p text:style-name="Standard"/>
      <text:p text:style-name="P1">男方：<text:span text:style-name="T1">________</text:span> <text:s text:c="5"/><text:span text:style-name="T1">___</text:span> <text:s text:c="3"/>族， <text:s text:c="4"/><text:span text:style-name="T1">_____</text:span> <text:s text:c="6"/>年 <text:span text:style-name="T1">___</text:span> <text:s/>月 <text:s/><text:span text:style-name="T1">___</text:span> <text:s text:c="2"/>日生，</text:p>
      <text:p text:style-name="P1"/>
      <text:p text:style-name="P1">住址 <text:s/><text:span text:style-name="T1">____________________</text:span> <text:s text:c="30"/>身份证号码：<text:span text:style-name="T1">_________________</text:span> </text:p>
      <text:p text:style-name="P1"/>
      <text:p text:style-name="P1">女方：<text:span text:style-name="T1">________</text:span> <text:s text:c="8"/><text:span text:style-name="T1">___</text:span> 族， <text:s text:c="5"/><text:span text:style-name="T1">_____</text:span> <text:s text:c="3"/>年 <text:s/><text:span text:style-name="T1">___</text:span> <text:s/>月 <text:s/><text:span text:style-name="T1">___</text:span> <text:s/>日生，</text:p>
      <text:p text:style-name="P1"/>
      <text:p text:style-name="P1">住址 <text:s/><text:span text:style-name="T1">____________________</text:span> <text:s text:c="31"/>身份证号码：<text:span text:style-name="T1">_________________</text:span> </text:p>
      <text:p text:style-name="P3"><text:span text:style-name="T1"/></text:p>
      <text:p text:style-name="P1">男女双方于<text:span text:style-name="T1">___</text:span> <text:s text:c="3"/>年<text:span text:style-name="T1">___</text:span> <text:s text:c="2"/>月<text:span text:style-name="T1">___</text:span> <text:s text:c="2"/>日在 <text:s text:c="5"/>登记结婚， 婚后于 <text:span text:style-name="T1">___</text:span> <text:s/>年<text:span text:style-name="T1">___</text:span> <text:s text:c="3"/>月<text:span text:style-name="T1">___</text:span> <text:s text:c="2"/>日生育一儿一女，名 <text:span text:style-name="T1">______</text:span> <text:s text:c="4"/>。 因<text:span text:style-name="T1">___________</text:span> <text:s text:c="2"/>，夫妻感情确已破裂，已无和好可能，现经夫妻双方自愿协商达成一致意见，订立离婚协议如下：</text:p>
      <text:p text:style-name="Standard"/>
      <text:p text:style-name="Standard"/>
      <text:p text:style-name="P1">一<text:span text:style-name="T3"> <text:s/></text:span>男女双方自愿离婚</text:p>
      <text:p text:style-name="Standard"/>
      <text:p text:style-name="Standard"/>
      <text:p text:style-name="Standard">二 财产处理</text:p>
      <text:p text:style-name="Standard">（1）存款：双方名下现有银行存款共 <text:s text:c="7"/>元，双方各分一半，为元。分配方式：各自名下的存款保持不变，</text:p>
      <text:p text:style-name="Standard"/>
      <text:p text:style-name="P2">（2）房屋：夫妻共同所有的位于<text:span text:style-name="T1">_____________</text:span> <text:span text:style-name="T1">_______________</text:span> <text:span text:style-name="T1">_______________的房地产所有</text:span></text:p>
      <text:p text:style-name="P2"><text:span text:style-name="T1"/></text:p>
      <text:p text:style-name="P2"><text:span text:style-name="T1">权归女方所有，夫妻共有所有的位于_____________ _______________ _________________的房地产所有权归男方所有，</text:span></text:p>
      <text:p text:style-name="P2"><text:span text:style-name="T1"/></text:p>
      <text:p text:style-name="P2"><text:span text:style-name="T1">（3）其他财产与债务：除以上财产，双方各自名下的其他财产与债务，各自承担。</text:span></text:p>
      <text:p text:style-name="P2"><text:span text:style-name="T1"><text:s/></text:span></text:p>
      <text:p text:style-name="P2"><text:span text:style-name="T1">三 违约责任</text:span></text:p>
      <text:p text:style-name="P2"><text:span text:style-name="T1"><text:s text:c="2"/>任何一方不按本协议约定履行相关义务的，应付违约金________ 元给对方。</text:span></text:p>
      <text:p text:style-name="P2"><text:span text:style-name="T1"/></text:p>
      <text:p text:style-name="P2"><text:span text:style-name="T1"><text:s/>男方（签名） <text:s text:c="22"/>女方（签名） <text:s text:c="4"/></text:span></text:p>
      <text:p text:style-name="P2"><text:span text:style-name="T1"><text:s/></text:span></text:p>
      <text:p text:style-name="P2"><text:span text:style-name="T1">日期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8:22:05.910000000</meta:creation-date>
    <dc:date>2018-05-23T08:51:38.266000000</dc:date>
    <meta:editing-duration>PT5M31S</meta:editing-duration>
    <meta:editing-cycles>1</meta:editing-cycles>
    <meta:generator>LibreOffice/5.2.3.3$Windows_X86_64 LibreOffice_project/d54a8868f08a7b39642414cf2c8ef2f228f780cf</meta:generator>
    <meta:document-statistic meta:table-count="0" meta:image-count="0" meta:object-count="0" meta:page-count="1" meta:paragraph-count="18" meta:word-count="339" meta:character-count="812" meta:non-whitespace-character-count="559"/>
  </office:meta>
</office:document-meta>
</file>